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Heading_20_1">
      <style:paragraph-properties fo:margin-top="0cm" fo:margin-bottom="0cm" style:contextual-spacing="false" fo:text-align="end" style:justify-single-word="false"/>
      <style:text-properties fo:font-size="26pt" style:font-size-asian="18pt" style:font-size-complex="18pt"/>
    </style:style>
    <style:style style:name="P4" style:family="paragraph" style:parent-style-name="Standard">
      <style:paragraph-properties fo:line-height="115%"/>
      <style:text-properties officeooo:paragraph-rsid="00197738"/>
    </style:style>
    <style:style style:name="P5" style:family="paragraph" style:parent-style-name="Standard">
      <style:paragraph-properties fo:line-height="115%"/>
      <style:text-properties officeooo:rsid="00197738" officeooo:paragraph-rsid="00197738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pecial">
      <style:paragraph-properties fo:text-align="justify" style:justify-single-word="false"/>
      <style:text-properties officeooo:paragraph-rsid="001d39c9"/>
    </style:style>
    <style:style style:name="P8" style:family="paragraph" style:parent-style-name="Endnote">
      <style:paragraph-properties fo:margin-top="0.6cm" fo:margin-bottom="0cm" style:contextual-spacing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rsid="00199125" officeooo:paragraph-rsid="00199125"/>
    </style:style>
    <style:style style:name="P10" style:family="paragraph" style:parent-style-name="Endnote">
      <style:paragraph-properties fo:margin-top="0.199cm" fo:margin-bottom="0cm" style:contextual-spacing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1cm" fo:line-height="150%" fo:text-align="justify" style:justify-single-word="false" fo:text-indent="0cm" style:auto-text-indent="false"/>
      <style:text-properties officeooo:rsid="00199125" officeooo:paragraph-rsid="00199125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rsid="00199125" officeooo:paragraph-rsid="00199125"/>
    </style:style>
    <style:style style:name="P13" style:family="paragraph" style:parent-style-name="Quotations">
      <loext:graphic-properties draw:fill="solid" draw:fill-color="#e8f5e9" draw:opacity="100%"/>
      <style:paragraph-properties fo:background-color="#e8f5e9"/>
      <style:text-properties fo:font-size="16pt" style:font-size-asian="16pt" style:font-size-complex="16pt"/>
    </style:style>
    <style:style style:name="P14" style:family="paragraph" style:parent-style-name="Standard">
      <style:text-properties fo:font-size="6pt" style:font-size-asian="5.25pt" style:font-size-complex="6pt"/>
    </style:style>
    <style:style style:name="P15" style:family="paragraph" style:parent-style-name="Quotations">
      <loext:graphic-properties draw:fill="solid" draw:fill-color="#e8f5e9" draw:opacity="100%"/>
      <style:paragraph-properties fo:background-color="#e8f5e9"/>
      <style:text-properties style:font-name="Liberation Serif1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ef9a9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8bbd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e6ee9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43e54" style:font-size-asian="12.25pt" style:font-size-complex="14pt"/>
    </style:style>
    <style:style style:name="P22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43e54" style:font-size-asian="12.25pt" style:font-size-complex="14pt"/>
    </style:style>
    <style:style style:name="P23" style:family="paragraph" style:parent-style-name="Standard" style:list-style-name="L2">
      <style:paragraph-properties fo:line-height="150%"/>
      <style:text-properties style:font-name="Liberation Sans2" fo:font-size="14pt" officeooo:rsid="001553c7" officeooo:paragraph-rsid="001553c7" style:font-size-asian="12.25pt" style:font-size-complex="14pt"/>
    </style:style>
    <style:style style:name="P24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37fdc" style:font-size-asian="12.25pt" style:font-size-complex="14pt"/>
    </style:style>
    <style:style style:name="P25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37fdc" fo:background-color="transparent" style:font-size-asian="12.25pt" style:font-size-complex="14pt"/>
    </style:style>
    <style:style style:name="P26" style:family="paragraph" style:parent-style-name="Standard" style:list-style-name="L2">
      <style:paragraph-properties fo:line-height="150%"/>
      <style:text-properties style:font-name="Liberation Sans2" fo:font-size="14pt" officeooo:rsid="00171f47" officeooo:paragraph-rsid="00171f47" style:font-size-asian="12.25pt" style:font-size-complex="14pt"/>
    </style:style>
    <style:style style:name="P27" style:family="paragraph" style:parent-style-name="Standard" style:list-style-name="L2">
      <style:paragraph-properties fo:line-height="150%"/>
      <style:text-properties style:font-name="Liberation Sans2" fo:font-size="14pt" officeooo:rsid="001553c7" officeooo:paragraph-rsid="00171f47" style:font-size-asian="12.25pt" style:font-size-complex="14pt"/>
    </style:style>
    <style:style style:name="P28" style:family="paragraph" style:parent-style-name="Standard" style:list-style-name="L2">
      <style:paragraph-properties fo:line-height="150%"/>
      <style:text-properties style:font-name="Liberation Sans2" fo:font-size="14pt" officeooo:rsid="00137fdc" officeooo:paragraph-rsid="00171f47" style:font-size-asian="12.25pt" style:font-size-complex="14pt"/>
    </style:style>
    <style:style style:name="P29" style:family="paragraph" style:parent-style-name="Standard" style:list-style-name="L2">
      <style:paragraph-properties fo:line-height="150%"/>
      <style:text-properties style:font-name="Liberation Sans2" fo:font-size="14pt" officeooo:rsid="001708c7" officeooo:paragraph-rsid="001708c7" style:font-size-asian="12.25pt" style:font-size-complex="14pt"/>
    </style:style>
    <style:style style:name="P30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71f47" style:font-size-asian="12.25pt" style:font-size-complex="14pt"/>
    </style:style>
    <style:style style:name="P31" style:family="paragraph" style:parent-style-name="Standard" style:list-style-name="L2">
      <style:paragraph-properties fo:line-height="150%"/>
      <style:text-properties style:font-name="Liberation Sans2" fo:font-size="14pt" officeooo:rsid="001553c7" officeooo:paragraph-rsid="001708c7" style:font-size-asian="12.25pt" style:font-size-complex="14pt"/>
    </style:style>
    <style:style style:name="P32" style:family="paragraph" style:parent-style-name="Standard" style:list-style-name="L2">
      <style:paragraph-properties fo:line-height="150%"/>
      <style:text-properties style:font-name="Liberation Sans2" fo:font-size="14pt" officeooo:rsid="001708c7" officeooo:paragraph-rsid="00171f47" style:font-size-asian="12.25pt" style:font-size-complex="14pt"/>
    </style:style>
    <style:style style:name="P33" style:family="paragraph" style:parent-style-name="Standard" style:list-style-name="L2">
      <style:paragraph-properties fo:line-height="150%"/>
      <style:text-properties style:font-name="Liberation Sans2" fo:font-size="14pt" fo:font-weight="bold" officeooo:rsid="00143e54" officeooo:paragraph-rsid="001708c7" style:font-size-asian="12.25pt" style:font-weight-asian="bold" style:font-size-complex="14pt" style:font-weight-complex="bold"/>
    </style:style>
    <style:style style:name="P34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7ceae" style:font-size-asian="12.25pt" style:font-size-complex="14pt"/>
    </style:style>
    <style:style style:name="P35" style:family="paragraph" style:parent-style-name="Standard" style:list-style-name="L2">
      <style:paragraph-properties fo:line-height="150%"/>
      <style:text-properties style:font-name="Liberation Sans2" fo:font-size="14pt" officeooo:rsid="00143e54" officeooo:paragraph-rsid="001708c7" style:font-size-asian="12.25pt" style:font-size-complex="14pt"/>
    </style:style>
    <style:style style:name="P36" style:family="paragraph" style:parent-style-name="Standard" style:list-style-name="L2">
      <style:paragraph-properties fo:line-height="150%"/>
      <style:text-properties style:font-name="Liberation Sans2" fo:font-size="14pt" officeooo:rsid="0017ceae" officeooo:paragraph-rsid="0017ceae" style:font-size-asian="12.25pt" style:font-size-complex="14pt"/>
    </style:style>
    <style:style style:name="P37" style:family="paragraph" style:parent-style-name="Standard" style:list-style-name="L3">
      <style:paragraph-properties fo:line-height="150%"/>
      <style:text-properties style:font-name="Liberation Sans2" fo:font-size="14pt" officeooo:rsid="0017ceae" officeooo:paragraph-rsid="0017ceae" style:font-size-asian="12.25pt" style:font-size-complex="14pt"/>
    </style:style>
    <style:style style:name="P38" style:family="paragraph" style:parent-style-name="Standard" style:list-style-name="L3">
      <style:paragraph-properties fo:line-height="150%"/>
      <style:text-properties style:font-name="Liberation Sans2" fo:font-size="14pt" officeooo:rsid="0018e1d0" officeooo:paragraph-rsid="0018e1d0" style:font-size-asian="12.25pt" style:font-size-complex="14pt"/>
    </style:style>
    <style:style style:name="P39" style:family="paragraph" style:parent-style-name="Heading_20_1">
      <style:paragraph-properties fo:margin-top="0.42cm" fo:margin-bottom="0.6cm" style:contextual-spacing="false" fo:break-before="page"/>
    </style:style>
    <style:style style:name="T1" style:family="text">
      <style:text-properties fo:font-weight="bold" officeooo:rsid="00197738" style:font-weight-asian="bold" style:font-weight-complex="bold"/>
    </style:style>
    <style:style style:name="T2" style:family="text">
      <style:text-properties officeooo:rsid="0019773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3a94"/>
    </style:style>
    <style:style style:name="T5" style:family="text">
      <style:text-properties officeooo:rsid="001ccd9a"/>
    </style:style>
    <style:style style:name="T6" style:family="text">
      <style:text-properties officeooo:rsid="001ffc3e"/>
    </style:style>
    <style:style style:name="T7" style:family="text">
      <style:text-properties officeooo:rsid="00199125"/>
    </style:style>
    <style:style style:name="T8" style:family="text">
      <style:text-properties fo:color="#1e88e5" loext:opacity="100%" style:font-name="Liberation Sans Narrow" fo:background-color="transparent" loext:char-shading-value="0"/>
    </style:style>
    <style:style style:name="T9" style:family="text">
      <style:text-properties officeooo:rsid="001d39c9"/>
    </style:style>
    <style:style style:name="T10" style:family="text">
      <style:text-properties fo:color="#1e88e5" loext:opacity="100%" style:font-name="Liberation Sans Narrow" officeooo:rsid="001d39c9"/>
    </style:style>
    <style:style style:name="T11" style:family="text">
      <style:text-properties style:use-window-font-color="true" loext:opacity="0%" style:font-name="Liberation Sans2" officeooo:rsid="001d39c9"/>
    </style:style>
    <style:style style:name="T12" style:family="text">
      <style:text-properties fo:color="#1e88e5" loext:opacity="100%" style:font-name="Liberation Sans Narrow"/>
    </style:style>
    <style:style style:name="T13" style:family="text">
      <style:text-properties fo:color="#424242" loext:opacity="100%"/>
    </style:style>
    <style:style style:name="T14" style:family="text">
      <style:text-properties fo:color="#424242" loext:opacity="100%" officeooo:rsid="001fb2f7"/>
    </style:style>
    <style:style style:name="T15" style:family="text">
      <style:text-properties style:text-position="-2% 100%" fo:font-weight="bold" style:font-weight-asian="bold" style:font-weight-complex="bold"/>
    </style:style>
    <style:style style:name="T16" style:family="text">
      <style:text-properties fo:color="#424242" loext:opacity="100%" officeooo:rsid="001cbf7c" style:font-name-asian="Liberation Mono" style:font-name-complex="Liberation Mono"/>
    </style:style>
    <style:style style:name="T17" style:family="text">
      <style:text-properties fo:color="#424242" loext:opacity="100%" officeooo:rsid="001cbf7c" style:font-name-asian="Liberation Serif" style:font-name-complex="Liberation Serif"/>
    </style:style>
    <style:style style:name="T18" style:family="text">
      <style:text-properties style:text-position="10% 100%" fo:font-weight="bold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ef5350" loext:opacity="100%" style:font-name="Liberation Mono"/>
    </style:style>
    <style:style style:name="T22" style:family="text">
      <style:text-properties fo:color="#ef5350" loext:opacity="100%" style:font-name="Liberation Mono" officeooo:rsid="001553c7"/>
    </style:style>
    <style:style style:name="T23" style:family="text">
      <style:text-properties officeooo:rsid="001553c7"/>
    </style:style>
    <style:style style:name="T24" style:family="text">
      <style:text-properties officeooo:rsid="00143e54"/>
    </style:style>
    <style:style style:name="T25" style:family="text">
      <style:text-properties fo:color="#ef5350" loext:opacity="100%" style:font-name="Liberation Mono" officeooo:rsid="00171f47"/>
    </style:style>
    <style:style style:name="T26" style:family="text">
      <style:text-properties officeooo:rsid="00171f47"/>
    </style:style>
    <style:style style:name="T27" style:family="text">
      <style:text-properties fo:color="#ef5350" loext:opacity="100%" officeooo:rsid="00171f47"/>
    </style:style>
    <style:style style:name="T28" style:family="text">
      <style:text-properties style:font-name="Liberation Mono"/>
    </style:style>
    <style:style style:name="T29" style:family="text">
      <style:text-properties officeooo:rsid="001708c7"/>
    </style:style>
    <style:style style:name="T30" style:family="text">
      <style:text-properties officeooo:rsid="0017ceae"/>
    </style:style>
    <style:style style:name="T31" style:family="text">
      <style:text-properties fo:color="#ef5350" loext:opacity="100%" style:font-name="Liberation Mono" officeooo:rsid="001708c7"/>
    </style:style>
    <style:style style:name="T32" style:family="text">
      <style:text-properties fo:color="#ef5350" loext:opacity="100%"/>
    </style:style>
    <style:style style:name="Sect1" style:family="section">
      <style:section-properties style:editable="false">
        <style:columns fo:column-count="1" fo:column-gap="0cm"/>
        <text:notes-configuration text:note-class="endnote" text:start-value="1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5cm" svg:stroke-color="#212121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0.215cm" fo:min-width="6.468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7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8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9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0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1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5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7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8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9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0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1" style:family="graphic">
      <style:graphic-properties draw:stroke="solid" svg:stroke-width="0.035cm" svg:stroke-color="#9e9d24" draw:marker-start="" draw:marker-start-width="0.252cm" draw:marker-start-center="false" draw:marker-end="" draw:marker-end-width="0.252cm" draw:marker-end-center="false" draw:fill="solid" draw:fill-color="#e6ee9c" draw:textarea-horizontal-align="justify" draw:textarea-vertical-align="middle" draw:auto-grow-height="false" fo:min-height="1.214cm" fo:min-width="5.466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2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3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5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4" style:family="graphic">
      <style:graphic-properties draw:stroke="solid" svg:stroke-width="0.035cm" svg:stroke-color="#9e9d24" draw:marker-start="" draw:marker-start-width="0.252cm" draw:marker-start-center="false" draw:marker-end="" draw:marker-end-width="0.252cm" draw:marker-end-center="false" draw:fill="solid" draw:fill-color="#e6ee9c" draw:textarea-horizontal-align="justify" draw:textarea-vertical-align="middle" draw:auto-grow-height="false" fo:min-height="1.215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5" style:family="graphic">
      <style:graphic-properties draw:stroke="solid" svg:stroke-width="0.035cm" svg:stroke-color="#212121" draw:marker-start="" draw:marker-start-width="0.252cm" draw:marker-start-center="false" draw:marker-end="" draw:marker-end-width="0.252cm" draw:marker-end-center="false" draw:fill="solid" draw:fill-color="#eeeeee" draw:textarea-horizontal-align="justify" draw:textarea-vertical-align="middle" draw:auto-grow-height="false" fo:min-height="10.215cm" fo:min-width="6.468cm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26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7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8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0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1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2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3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4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5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6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8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9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5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0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4cm" fo:min-width="0.968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3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0.9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4" style:family="graphic">
      <style:graphic-properties draw:stroke="solid" svg:stroke-width="0.035cm" svg:stroke-color="#9e9d24" draw:marker-start="" draw:marker-start-width="0.252cm" draw:marker-start-center="false" draw:marker-end="" draw:marker-end-width="0.252cm" draw:marker-end-center="false" draw:fill="solid" draw:fill-color="#e6ee9c" draw:textarea-horizontal-align="justify" draw:textarea-vertical-align="middle" draw:auto-grow-height="false" fo:min-height="1.214cm" fo:min-width="5.466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5" style:family="graphic">
      <style:graphic-properties draw:stroke="solid" svg:stroke-width="0.035cm" svg:stroke-color="#c62828" draw:marker-start="" draw:marker-start-width="0.252cm" draw:marker-start-center="false" draw:marker-end="" draw:marker-end-width="0.252cm" draw:marker-end-center="false" draw:fill="solid" draw:fill-color="#ef9a9a" draw:textarea-horizontal-align="justify" draw:textarea-vertical-align="middle" draw:auto-grow-height="false" fo:min-height="1.214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6" style:family="graphic">
      <style:graphic-properties draw:stroke="solid" svg:stroke-width="0.035cm" svg:stroke-color="#d81b60" draw:marker-start="" draw:marker-start-width="0.252cm" draw:marker-start-center="false" draw:marker-end="" draw:marker-end-width="0.252cm" draw:marker-end-center="false" draw:fill="solid" draw:fill-color="#f8bbd0" draw:textarea-horizontal-align="justify" draw:textarea-vertical-align="middle" draw:auto-grow-height="false" fo:min-height="1.215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7" style:family="graphic">
      <style:graphic-properties draw:stroke="solid" svg:stroke-width="0.035cm" svg:stroke-color="#9e9d24" draw:marker-start="" draw:marker-start-width="0.252cm" draw:marker-start-center="false" draw:marker-end="" draw:marker-end-width="0.252cm" draw:marker-end-center="false" draw:fill="solid" draw:fill-color="#e6ee9c" draw:textarea-horizontal-align="justify" draw:textarea-vertical-align="middle" draw:auto-grow-height="false" fo:min-height="1.215cm" fo:min-width="8.467cm" fo:padding-top="0.143cm" fo:padding-bottom="0.143cm" fo:padding-left="0.266cm" fo:padding-right="0.266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/>
        <text:h text:style-name="P1" text:outline-level="1"/>
        <text:h text:style-name="P1" text:outline-level="1"/>
        <text:p text:style-name="P2"/>
        <text:h text:style-name="P3" text:outline-level="1">Project: Calculator</text:h>
        <text:h text:style-name="P3" text:outline-level="1">Software Design Document</text:h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/></text:p>
        <text:p text:style-name="P4"><text:span text:style-name="T1">Author:</text:span><text:span text:style-name="T2"><text:tab/><text:tab/>Paul Williams</text:span></text:p>
        <text:p text:style-name="P4"><text:span text:style-name="T1">Email:</text:span><text:span text:style-name="T2"><text:tab/><text:tab/></text:span>advanced_solution_delivery@outlook.com</text:p>
        <text:p text:style-name="P5"><text:span text:style-name="T3">Date:</text:span><text:tab/><text:tab/>2025-06-11</text:p>
        <text:p text:style-name="P5"><text:span text:style-name="T3">Version:</text:span><text:tab/><text:tab/><text:span text:style-name="T4">0</text:span>0.<text:span text:style-name="T4">0</text:span><text:span text:style-name="T5">8</text:span>.<text:span text:style-name="T4">0</text:span><text:span text:style-name="T6">4</text:span></text:p>
        <text:h text:style-name="P6" text:outline-level="1">Overview</text:h>
        <text:p text:style-name="P7">A project to build a basic calculator <text:span text:style-name="T7">graphical user interface</text:span> that works in a web browser. Part of the <text:span text:style-name="T8">JavaScript Basics</text:span> section of <text:span text:style-name="T9">the </text:span><text:span text:style-name="T10">Foundation Course </text:span><text:span text:style-name="T11">for</text:span><text:span text:style-name="T10"> </text:span><text:span text:style-name="T12">The Odin Project</text:span><text:note text:id="ftn0" text:note-class="endnote"><text:note-citation>1</text:note-citation><text:note-body><text:p text:style-name="P8">https://www.theodinproject.com/</text:p></text:note-body></text:note>.</text:p>
        <text:h text:style-name="Heading_20_1" text:outline-level="1">Detail<text:span text:style-name="T4">ed Fetures</text:span></text:h>
        <text:p text:style-name="P9">The course expects development for the <text:span text:style-name="T12">Google Chrome browser</text:span>.</text:p>
        <text:p text:style-name="P9">The project will use <text:span text:style-name="T12">html</text:span> for content, <text:span text:style-name="T12">css</text:span> for styling and <text:span text:style-name="T12">javascript</text:span> for functionality.</text:p>
        <text:p text:style-name="P9">Specific design details pulled from the assignment<text:note text:id="ftn1" text:note-class="endnote"><text:note-citation>2</text:note-citation><text:note-body><text:p text:style-name="P10">https://www.theodinproject.com/lessons/foundations-calculator</text:p></text:note-body></text:note> text:</text:p>
        <text:p text:style-name="P11">numeric input</text:p>
        <text:p text:style-name="P11">numeric display</text:p>
        <text:p text:style-name="P11">operations:</text:p>
        <text:list text:style-name="L1">
          <text:list-item>
            <text:p text:style-name="P12">add</text:p>
          </text:list-item>
          <text:list-item>
            <text:p text:style-name="P12">subtract</text:p>
          </text:list-item>
          <text:list-item>
            <text:p text:style-name="P12">multiply</text:p>
          </text:list-item>
          <text:list-item>
            <text:p text:style-name="P12">divide</text:p>
          </text:list-item>
          <text:list-item>
            <text:p text:style-name="P12">equals</text:p>
          </text:list-item>
          <text:list-item>
            <text:p text:style-name="P12">clear</text:p>
          </text:list-item>
        </text:list>
        <text:p text:style-name="P11">round answers with long decimals so that they don’t overflow the display</text:p>
        <text:p text:style-name="P11">handle divide by zero errors</text:p>
        <text:p text:style-name="P11">consecutive operator presses should not run operations, only the last operation pressed should be used for the next operation</text:p>
        <text:p text:style-name="P11">clear should wipe existing data not just clear display</text:p>
        <text:p text:style-name="Quotations"><text:span text:style-name="T3">“</text:span><text:span text:style-name="T13">When a result is displayed, pressing a new digit should clear the result and start a new calculation instead of appending the digit to the existing resul</text:span><text:span text:style-name="T14">t.</text:span><text:span text:style-name="T15">”</text:span></text:p>
        <text:p text:style-name="P13"><text:soft-page-break/><text:span text:style-name="T3">“</text:span><text:span text:style-name="T13">Your calculator should not evaluate more than a single pair of numbers at a time. Example: you enter a number (12), followed by an operator button (+), a second number button (7), and a second operator button (</text:span><text:span text:style-name="T16">−</text:span><text:span text:style-name="T13">). Your calculator should then do the following: first, evaluate the initial pair of numbers (12 + 7), then display the result of that calculation (19). Finally, use that result (19) as the first number in a new calculation, along with the next operator (</text:span><text:span text:style-name="T17">−</text:span><text:span text:style-name="T13">). An example of the behaviour we’re looking for can be seen in this student’s calculator live preview.</text:span><text:span text:style-name="T18">”</text:span></text:p>
        <text:h text:style-name="Heading_20_1" text:outline-level="1">Optional Features</text:h>
        <text:p text:style-name="P13"><text:span text:style-name="T3">“</text:span><text:span text:style-name="T13">Add a button and let users input decimals! Make sure you don’t let them type more than one though, like: 12.3.56.5. Disable the button if there’s already a decimal separator in the display.</text:span><text:span text:style-name="T3">”</text:span></text:p>
        <text:p text:style-name="P14"/>
        <text:p text:style-name="P15"><text:span text:style-name="T3">“</text:span><text:span text:style-name="T13">Add a “backspace” button, so the user can undo their last input if they click the wrong number.</text:span><text:span text:style-name="T3">”</text:span></text:p>
        <text:p text:style-name="P14"/>
        <text:p text:style-name="P15"><text:span text:style-name="T3">“</text:span><text:span text:style-name="T13">Add keyboard support!</text:span><text:span text:style-name="T3">”</text:span></text:p>
        <text:h text:style-name="Heading_20_1" text:outline-level="1"><text:soft-page-break/>Basic GUI Layout</text:h>
        <text:h text:style-name="Heading_20_1" text:outline-level="1"><draw:g text:anchor-type="paragraph" draw:z-index="0" draw:name="Group object 1" draw:style-name="gr1"><draw:custom-shape draw:style-name="gr25" draw:text-style-name="P16" svg:width="7.002cm" svg:height="10.501cm" svg:x="0cm" svg:y="0.286cm"><text:p/><draw:enhanced-geometry svg:viewBox="0 0 21600 21600" draw:type="rectangle" draw:enhanced-path="M 0 0 L 21600 0 21600 21600 0 21600 0 0 Z N"/></draw:custom-shape><draw:custom-shape draw:style-name="gr26" draw:text-style-name="P18" svg:width="1.5cm" svg:height="1.502cm" svg:x="0.501cm" svg:y="5.786cm"><text:p text:style-name="P17"><text:span text:style-name="T19">6</text:span></text:p><draw:enhanced-geometry svg:viewBox="0 0 21600 21600" draw:type="rectangle" draw:enhanced-path="M 0 0 L 21600 0 21600 21600 0 21600 0 0 Z N"/></draw:custom-shape><draw:custom-shape draw:style-name="gr27" draw:text-style-name="P18" svg:width="1.502cm" svg:height="1.5cm" svg:x="3.5cm" svg:y="4.287cm"><text:p text:style-name="P17"><text:span text:style-name="T19">7</text:span></text:p><draw:enhanced-geometry svg:viewBox="0 0 21600 21600" draw:type="rectangle" draw:enhanced-path="M 0 0 L 21600 0 21600 21600 0 21600 0 0 Z N"/></draw:custom-shape><draw:custom-shape draw:style-name="gr28" draw:text-style-name="P18" svg:width="1.5cm" svg:height="1.5cm" svg:x="2cm" svg:y="4.287cm"><text:p text:style-name="P17"><text:span text:style-name="T19">8</text:span></text:p><draw:enhanced-geometry svg:viewBox="0 0 21600 21600" draw:type="rectangle" draw:enhanced-path="M 0 0 L 21600 0 21600 21600 0 21600 0 0 Z N"/></draw:custom-shape><draw:custom-shape draw:style-name="gr29" draw:text-style-name="P18" svg:width="1.5cm" svg:height="1.5cm" svg:x="0.501cm" svg:y="4.287cm"><text:p text:style-name="P17"><text:span text:style-name="T19">9</text:span></text:p><draw:enhanced-geometry svg:viewBox="0 0 21600 21600" draw:type="rectangle" draw:enhanced-path="M 0 0 L 21600 0 21600 21600 0 21600 0 0 Z N"/></draw:custom-shape><draw:custom-shape draw:style-name="gr30" draw:text-style-name="P18" svg:width="1.502cm" svg:height="1.5cm" svg:x="3.5cm" svg:y="7.287cm"><text:p text:style-name="P17"><text:span text:style-name="T19">3</text:span></text:p><draw:enhanced-geometry svg:viewBox="0 0 21600 21600" draw:type="rectangle" draw:enhanced-path="M 0 0 L 21600 0 21600 21600 0 21600 0 0 Z N"/></draw:custom-shape><draw:custom-shape draw:style-name="gr31" draw:text-style-name="P18" svg:width="1.5cm" svg:height="1.5cm" svg:x="2cm" svg:y="7.287cm"><text:p text:style-name="P17"><text:span text:style-name="T19">2</text:span></text:p><draw:enhanced-geometry svg:viewBox="0 0 21600 21600" draw:type="rectangle" draw:enhanced-path="M 0 0 L 21600 0 21600 21600 0 21600 0 0 Z N"/></draw:custom-shape><draw:custom-shape draw:style-name="gr32" draw:text-style-name="P18" svg:width="1.5cm" svg:height="1.5cm" svg:x="0.501cm" svg:y="7.287cm"><text:p text:style-name="P17"><text:span text:style-name="T19">1</text:span></text:p><draw:enhanced-geometry svg:viewBox="0 0 21600 21600" draw:type="rectangle" draw:enhanced-path="M 0 0 L 21600 0 21600 21600 0 21600 0 0 Z N"/></draw:custom-shape><draw:custom-shape draw:style-name="gr33" draw:text-style-name="P18" svg:width="1.502cm" svg:height="1.502cm" svg:x="3.5cm" svg:y="5.786cm"><text:p text:style-name="P17"><text:span text:style-name="T19">4</text:span></text:p><draw:enhanced-geometry svg:viewBox="0 0 21600 21600" draw:type="rectangle" draw:enhanced-path="M 0 0 L 21600 0 21600 21600 0 21600 0 0 Z N"/></draw:custom-shape><draw:custom-shape draw:style-name="gr34" draw:text-style-name="P18" svg:width="1.5cm" svg:height="1.502cm" svg:x="2cm" svg:y="5.786cm"><text:p text:style-name="P17"><text:span text:style-name="T19">5</text:span></text:p><draw:enhanced-geometry svg:viewBox="0 0 21600 21600" draw:type="rectangle" draw:enhanced-path="M 0 0 L 21600 0 21600 21600 0 21600 0 0 Z N"/></draw:custom-shape><draw:custom-shape draw:style-name="gr35" draw:text-style-name="P18" svg:width="1.5cm" svg:height="1.5cm" svg:x="5.001cm" svg:y="7.287cm"><text:p text:style-name="P17"><text:span text:style-name="T19">+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6" draw:text-style-name="P18" svg:width="1.5cm" svg:height="1.5cm" svg:x="5.001cm" svg:y="8.786cm"><text:p text:style-name="P17"><text:span text:style-name="T19">=</text:span></text:p><draw:enhanced-geometry svg:viewBox="0 0 21600 21600" draw:type="rectangle" draw:enhanced-path="M 0 0 L 21600 0 21600 21600 0 21600 0 0 Z N"/></draw:custom-shape><draw:custom-shape draw:style-name="gr37" draw:text-style-name="P18" svg:width="1.5cm" svg:height="1.5cm" svg:x="5.001cm" svg:y="2.787cm"><text:p text:style-name="P17"><text:span text:style-name="T19">/</text:span></text:p><draw:enhanced-geometry svg:viewBox="0 0 21600 21600" draw:type="rectangle" draw:enhanced-path="M 0 0 L 21600 0 21600 21600 0 21600 0 0 Z N"/></draw:custom-shape><draw:custom-shape draw:style-name="gr38" draw:text-style-name="P18" svg:width="1.5cm" svg:height="1.5cm" svg:x="5.001cm" svg:y="4.287cm"><text:p text:style-name="P17"><text:span text:style-name="T19">*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9" draw:text-style-name="P18" svg:width="1.5cm" svg:height="1.502cm" svg:x="5.001cm" svg:y="5.786cm"><text:p text:style-name="P17"><text:span text:style-name="T19">-</text:span></text:p><draw:enhanced-geometry svg:viewBox="0 0 21600 21600" draw:type="rectangle" draw:enhanced-path="M 0 0 L 21600 0 21600 21600 0 21600 0 0 Z N"/></draw:custom-shape><draw:custom-shape draw:style-name="gr40" draw:text-style-name="P18" svg:width="1.5cm" svg:height="1.5cm" svg:x="0.501cm" svg:y="2.787cm"><text:p text:style-name="P17"><text:span text:style-name="T19">C</text:span></text:p><draw:enhanced-geometry svg:viewBox="0 0 21600 21600" draw:type="rectangle" draw:enhanced-path="M 0 0 L 21600 0 21600 21600 0 21600 0 0 Z N"/></draw:custom-shape><draw:custom-shape draw:style-name="gr41" draw:text-style-name="P19" svg:width="1.502cm" svg:height="1.5cm" svg:x="3.5cm" svg:y="8.786cm"><text:p text:style-name="P17"><text:span text:style-name="T19">.</text:span></text:p><draw:enhanced-geometry svg:viewBox="0 0 21600 21600" draw:type="rectangle" draw:enhanced-path="M 0 0 L 21600 0 21600 21600 0 21600 0 0 Z N"/></draw:custom-shape><draw:custom-shape draw:style-name="gr42" draw:text-style-name="P19" svg:width="1.5cm" svg:height="1.5cm" svg:x="2cm" svg:y="2.787cm"><text:p text:style-name="P17"><text:span text:style-name="T20">←</text:span></text:p><draw:enhanced-geometry svg:viewBox="0 0 21600 21600" draw:type="rectangle" draw:enhanced-path="M 0 0 L 21600 0 21600 21600 0 21600 0 0 Z N"/></draw:custom-shape><draw:custom-shape draw:style-name="gr43" draw:text-style-name="P18" svg:width="1.5cm" svg:height="1.5cm" svg:x="2cm" svg:y="8.786cm"><text:p text:style-name="P17"><text:span text:style-name="T19">0</text:span></text:p><draw:enhanced-geometry svg:viewBox="0 0 21600 21600" draw:type="rectangle" draw:enhanced-path="M 0 0 L 21600 0 21600 21600 0 21600 0 0 Z N"/></draw:custom-shape><draw:custom-shape draw:style-name="gr44" draw:text-style-name="P20" svg:width="6cm" svg:height="1.5cm" svg:x="0.501cm" svg:y="0.787cm"><text:p text:style-name="P17"><text:span text:style-name="T19">display</text:span></text:p><draw:enhanced-geometry svg:viewBox="0 0 21600 21600" draw:type="rectangle" draw:enhanced-path="M 0 0 L 21600 0 21600 21600 0 21600 0 0 Z N"/></draw:custom-shape><draw:custom-shape draw:style-name="gr45" draw:text-style-name="P18" svg:width="9cm" svg:height="1.5cm" svg:x="8.001cm" svg:y="2.787cm"><text:p text:style-name="P17"><text:span text:style-name="T19">Button input</text:span></text:p><draw:enhanced-geometry svg:viewBox="0 0 21600 21600" draw:type="rectangle" draw:enhanced-path="M 0 0 L 21600 0 21600 21600 0 21600 0 0 Z N"/></draw:custom-shape><draw:custom-shape draw:style-name="gr46" draw:text-style-name="P19" svg:width="9cm" svg:height="1.502cm" svg:x="8.001cm" svg:y="4.786cm"><text:p text:style-name="P17"><text:span text:style-name="T20">Optional Button input</text:span></text:p><draw:enhanced-geometry svg:viewBox="0 0 21600 21600" draw:type="rectangle" draw:enhanced-path="M 0 0 L 21600 0 21600 21600 0 21600 0 0 Z N"/></draw:custom-shape><draw:custom-shape draw:style-name="gr47" draw:text-style-name="P20" svg:width="9cm" svg:height="1.502cm" svg:x="8.001cm" svg:y="6.786cm"><text:p text:style-name="P17"><text:span text:style-name="T19">Text output</text:span></text:p><draw:enhanced-geometry svg:viewBox="0 0 21600 21600" draw:type="rectangle" draw:enhanced-path="M 0 0 L 21600 0 21600 21600 0 21600 0 0 Z N"/></draw:custom-shape></draw:g>Functionality</text:h>
        <text:list text:style-name="L2">
          <text:list-item>
            <text:p text:style-name="P21">numeric button inputs: </text:p>
            <text:list>
              <text:list-item>
                <text:p text:style-name="P22"><text:span text:style-name="T3">IF</text:span> <text:span text:style-name="T21">&lt;</text:span><text:span text:style-name="T22">result&gt;</text:span><text:span text:style-name="T23">:</text:span></text:p>
                <text:list>
                  <text:list-item>
                    <text:p text:style-name="P23">clear display element text</text:p>
                  </text:list-item>
                </text:list>
              </text:list-item>
              <text:list-item>
                <text:p text:style-name="P23">append appropriate digit to display element text</text:p>
              </text:list-item>
            </text:list>
          </text:list-item>
          <text:list-item>
            <text:p text:style-name="P24">clear button input:</text:p>
            <text:list>
              <text:list-item>
                <text:p text:style-name="P24"><text:span text:style-name="T24">clear</text:span> display element text</text:p>
              </text:list-item>
              <text:list-item>
                <text:p text:style-name="P25">clears <text:span text:style-name="T21">&lt;</text:span><text:span text:style-name="T25">pendingOperation&gt;</text:span><text:span text:style-name="T26">, </text:span><text:span text:style-name="T25">&lt;operand1&gt;</text:span><text:span text:style-name="T26">,</text:span><text:span text:style-name="T27"> </text:span><text:span text:style-name="T25">&lt;operand2&gt;</text:span><text:span text:style-name="T26"> and </text:span><text:span text:style-name="T25">&lt;result&gt;</text:span><text:span text:style-name="T26"> flag</text:span></text:p>
              </text:list-item>
            </text:list>
          </text:list-item>
          <text:list-item>
            <text:p text:style-name="P24">operation button inputs:</text:p>
            <text:list>
              <text:list-item>
                <text:p text:style-name="P22"><text:span text:style-name="T3">IF</text:span> <text:span text:style-name="T21">&lt;pending</text:span><text:span text:style-name="T25">O</text:span><text:span text:style-name="T21">peration&gt;</text:span>:</text:p>
                <text:list>
                  <text:list-item>
                    <text:p text:style-name="P26">as equals button input</text:p>
                  </text:list-item>
                </text:list>
              </text:list-item>
              <text:list-item>
                <text:p text:style-name="P27">store display element text as a number <text:span text:style-name="T26">in</text:span> <text:span text:style-name="T28">&lt;operand1&gt;</text:span></text:p>
              </text:list-item>
              <text:list-item>
                <text:p text:style-name="P28">store <text:span text:style-name="T26">operation relevant to button in </text:span><text:span text:style-name="T25">&lt;</text:span><text:span text:style-name="T22">pending</text:span><text:span text:style-name="T25">O</text:span><text:span text:style-name="T22">peration&gt;</text:span></text:p>
              </text:list-item>
            </text:list>
          </text:list-item>
          <text:list-item>
            <text:p text:style-name="P29">equals button input:</text:p>
            <text:list>
              <text:list-item>
                <text:p text:style-name="P30"><text:soft-page-break/><text:span text:style-name="T3">IF</text:span> <text:span text:style-name="T25">&lt;</text:span><text:span text:style-name="T22">pending</text:span><text:span text:style-name="T25">O</text:span><text:span text:style-name="T22">peration&gt;</text:span>:</text:p>
                <text:list>
                  <text:list-item>
                    <text:p text:style-name="P31"><text:span text:style-name="T29">store</text:span> display element text as <text:span text:style-name="T26">a </text:span>number <text:span text:style-name="T26">in </text:span><text:span text:style-name="T21">&lt;operand2&gt;</text:span></text:p>
                  </text:list-item>
                  <text:list-item>
                    <text:p text:style-name="P32"><text:span text:style-name="T3">IF</text:span> <text:span text:style-name="T25">&lt;</text:span><text:span text:style-name="T22">pending</text:span><text:span text:style-name="T25">O</text:span><text:span text:style-name="T22">peration&gt;</text:span> is divide &amp; <text:span text:style-name="T21">&lt;operand2&gt;</text:span> is 0</text:p>
                    <text:list>
                      <text:list-item>
                        <text:p text:style-name="P29">as clear button input</text:p>
                      </text:list-item>
                      <text:list-item>
                        <text:p text:style-name="P29">set <text:span text:style-name="T30">display </text:span>element text to “Err”</text:p>
                      </text:list-item>
                    </text:list>
                  </text:list-item>
                  <text:list-item>
                    <text:p text:style-name="P33"><text:span text:style-name="T29">ELSE</text:span></text:p>
                    <text:list>
                      <text:list-item>
                        <text:p text:style-name="P34">perform <text:span text:style-name="T25">&lt;</text:span><text:span text:style-name="T22">pending</text:span><text:span text:style-name="T25">O</text:span><text:span text:style-name="T22">peration&gt;</text:span> <text:span text:style-name="T26">on</text:span><text:span text:style-name="T23"> </text:span><text:span text:style-name="T22">&lt;</text:span><text:span text:style-name="T31">operand1&gt;</text:span><text:span text:style-name="T29"> and </text:span><text:span text:style-name="T31">&lt;operand2&gt;</text:span></text:p>
                      </text:list-item>
                      <text:list-item>
                        <text:p text:style-name="P35">store result of operation <text:span text:style-name="T29">in </text:span><text:span text:style-name="T31">&lt;operand1&gt;</text:span></text:p>
                      </text:list-item>
                      <text:list-item>
                        <text:p text:style-name="P29">set element text to value in <text:span text:style-name="T32">&lt;operand1&gt;</text:span></text:p>
                      </text:list-item>
                      <text:list-item>
                        <text:p text:style-name="P26">set <text:span text:style-name="T21">&lt;result&gt;</text:span> flag true</text:p>
                      </text:list-item>
                      <text:list-item>
                        <text:p text:style-name="P36"><text:span text:style-name="T29">c</text:span>lear value in <text:span text:style-name="T21">&lt;pendigOperation&gt;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Heading_20_2" text:outline-level="2">Optional <text:span text:style-name="T5">Functionality</text:span></text:h>
        <text:list text:style-name="L3">
          <text:list-item>
            <text:p text:style-name="P37">decimal input:</text:p>
            <text:list>
              <text:list-item>
                <text:p text:style-name="P37"><text:span text:style-name="T3">IF</text:span> display element text does not contain point already:</text:p>
                <text:list>
                  <text:list-item>
                    <text:p text:style-name="P37">append point to display element text</text:p>
                  </text:list-item>
                </text:list>
              </text:list-item>
            </text:list>
          </text:list-item>
          <text:list-item>
            <text:p text:style-name="P38">delete input:</text:p>
            <text:list>
              <text:list-item>
                <text:p text:style-name="P38">remove last character from display element text</text:p>
              </text:list-item>
            </text:list>
          </text:list-item>
          <text:list-item>
            <text:p text:style-name="P38">keyboard input:</text:p>
            <text:list>
              <text:list-item>
                <text:p text:style-name="P38">setup new event listeners</text:p>
              </text:list-item>
            </text:list>
          </text:list-item>
        </text:list>
        <text:p text:style-name="Standard"/>
        <text:h text:style-name="P39" text:outline-level="1">References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Impact" svg:font-family="Impac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2" fo:font-family="'Liberation Sans'" style:font-family-generic="swiss" style:font-pitch="variable" fo:font-size="14pt" officeooo:rsid="0018e1d0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pecial" style:family="paragraph" style:parent-style-name="Standard">
      <style:paragraph-properties fo:line-height="150%"/>
      <style:text-properties officeooo:rsid="00197738"/>
    </style:style>
    <style:style style:name="Quotations" style:family="paragraph" style:parent-style-name="Standard" style:class="html">
      <loext:graphic-properties draw:fill="solid" draw:fill-color="#e8f5e9" draw:opacity="100%"/>
      <style:paragraph-properties fo:margin-left="0.6cm" fo:margin-right="1cm" fo:margin-top="0cm" fo:margin-bottom="0cm" style:contextual-spacing="false" fo:line-height="115%" fo:text-align="justify" style:justify-single-word="false" fo:text-indent="0cm" style:auto-text-indent="false" fo:background-color="#e8f5e9" fo:padding-left="0.499cm" fo:padding-right="0.3cm" fo:padding-top="0.3cm" fo:padding-bottom="0.3cm" fo:border-left="9.01pt solid #a5d6a7" fo:border-right="none" fo:border-top="none" fo:border-bottom="none" style:join-border="false"/>
      <style:text-properties style:font-name="Liberation Serif1" fo:font-family="'Liberation Serif'" style:font-family-generic="roman" style:font-pitch="variable" fo:font-size="16pt" fo:font-style="italic" style:font-size-asian="12.25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12:19:34.404000000</meta:creation-date>
    <meta:print-date>2025-06-11T14:31:37.092000000</meta:print-date>
    <meta:printed-by>PDF files</meta:printed-by>
    <dc:date>2025-06-11T15:02:44.974000000</dc:date>
    <meta:editing-duration>PT13M18S</meta:editing-duration>
    <meta:editing-cycles>3</meta:editing-cycles>
    <meta:generator>LibreOffice/24.8.6.2$Windows_X86_64 LibreOffice_project/6d98ba145e9a8a39fc57bcc76981d1fb1316c60c</meta:generator>
    <meta:document-statistic meta:table-count="0" meta:image-count="0" meta:object-count="0" meta:page-count="6" meta:paragraph-count="68" meta:word-count="509" meta:character-count="3145" meta:non-whitespace-character-count="2736"/>
  </office:meta>
</office:document-meta>
</file>